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3" style:family="paragraph" style:parent-style-name="Standard">
      <style:text-properties fo:font-weight="bold" officeooo:rsid="000c1144" officeooo:paragraph-rsid="001e186f" style:font-weight-asian="bold" style:font-weight-complex="bold"/>
    </style:style>
    <style:style style:name="P4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5" style:family="paragraph" style:parent-style-name="Standard">
      <style:text-properties fo:font-weight="bold" officeooo:rsid="0001ca63" officeooo:paragraph-rsid="0001ca63" style:font-weight-asian="bold" style:font-weight-complex="bold"/>
    </style:style>
    <style:style style:name="P6" style:family="paragraph" style:parent-style-name="Standard">
      <style:text-properties fo:font-weight="bold" officeooo:rsid="001e186f" officeooo:paragraph-rsid="001f0097" style:font-weight-asian="bold" style:font-weight-complex="bold"/>
    </style:style>
    <style:style style:name="P7" style:family="paragraph" style:parent-style-name="Standard">
      <style:text-properties fo:font-weight="bold" officeooo:rsid="001f088a" officeooo:paragraph-rsid="001f088a" style:font-weight-asian="bold" style:font-weight-complex="bold"/>
    </style:style>
    <style:style style:name="P8" style:family="paragraph" style:parent-style-name="Standard">
      <style:text-properties fo:font-weight="bold" officeooo:rsid="001f088a" officeooo:paragraph-rsid="0020556b" style:font-weight-asian="bold" style:font-weight-complex="bold"/>
    </style:style>
    <style:style style:name="P9" style:family="paragraph" style:parent-style-name="Standard">
      <style:text-properties fo:font-weight="bold" officeooo:rsid="0020556b" officeooo:paragraph-rsid="00222efa" style:font-weight-asian="bold" style:font-weight-complex="bold"/>
    </style:style>
    <style:style style:name="P10" style:family="paragraph" style:parent-style-name="Standard">
      <style:text-properties fo:font-weight="bold" officeooo:rsid="00234490" officeooo:paragraph-rsid="00234490" style:font-weight-asian="bold" style:font-weight-complex="bold"/>
    </style:style>
    <style:style style:name="P11" style:family="paragraph" style:parent-style-name="Standard">
      <style:text-properties fo:font-weight="bold" officeooo:rsid="00234490" officeooo:paragraph-rsid="0023aabc" style:font-weight-asian="bold" style:font-weight-complex="bold"/>
    </style:style>
    <style:style style:name="P12" style:family="paragraph" style:parent-style-name="Standard">
      <style:text-properties fo:font-weight="bold" officeooo:rsid="0023aabc" officeooo:paragraph-rsid="002523b1" style:font-weight-asian="bold" style:font-weight-complex="bold"/>
    </style:style>
    <style:style style:name="P13" style:family="paragraph" style:parent-style-name="Standard">
      <style:text-properties fo:font-weight="bold" officeooo:rsid="002523b1" officeooo:paragraph-rsid="0026b9e6" style:font-weight-asian="bold" style:font-weight-complex="bold"/>
    </style:style>
    <style:style style:name="P14" style:family="paragraph" style:parent-style-name="Standard">
      <style:text-properties fo:font-weight="bold" officeooo:rsid="0026b9e6" officeooo:paragraph-rsid="00286c1b" style:font-weight-asian="bold" style:font-weight-complex="bold"/>
    </style:style>
    <style:style style:name="T1" style:family="text">
      <style:text-properties officeooo:rsid="001e186f"/>
    </style:style>
    <style:style style:name="T2" style:family="text">
      <style:text-properties officeooo:rsid="001f0097"/>
    </style:style>
    <style:style style:name="T3" style:family="text">
      <style:text-properties officeooo:rsid="0020556b"/>
    </style:style>
    <style:style style:name="T4" style:family="text">
      <style:text-properties officeooo:rsid="00222efa"/>
    </style:style>
    <style:style style:name="T5" style:family="text">
      <style:text-properties officeooo:rsid="0023aabc"/>
    </style:style>
    <style:style style:name="T6" style:family="text">
      <style:text-properties officeooo:rsid="002523b1"/>
    </style:style>
    <style:style style:name="T7" style:family="text">
      <style:text-properties officeooo:rsid="0026b9e6"/>
    </style:style>
    <style:style style:name="T8" style:family="text">
      <style:text-properties officeooo:rsid="00286c1b"/>
    </style:style>
    <style:style style:name="T9" style:family="text">
      <style:text-properties officeooo:rsid="002a4c7c"/>
    </style:style>
    <style:style style:name="T10" style:family="text">
      <style:text-properties officeooo:rsid="002bfb5b"/>
    </style:style>
    <style:style style:name="T11" style:family="text">
      <style:text-properties officeooo:rsid="002d5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<text:span text:style-name="T9">System Administrator – </text:span><text:span text:style-name="T10">703 </text:span></text:p>
      <text:p text:style-name="P2"/>
      <text:p text:style-name="P4">Laboratório <text:span text:style-name="T11">4</text:span></text:p>
      <text:p text:style-name="P2"/>
      <text:p text:style-name="P3">1) <text:span text:style-name="T1">Dividir arquivo.tar. Cada parte terá com 5MB.</text:span></text:p>
      <text:p text:style-name="P3"/>
      <text:p text:style-name="P6">2) <text:span text:style-name="T2">Gere um arquivo a.txt em /tmp com NUL de 1MB.</text:span></text:p>
      <text:p text:style-name="P6"/>
      <text:p text:style-name="P7">3) Veja o tamanho do arquivo /tmp/a.txt.</text:p>
      <text:p text:style-name="P7"/>
      <text:p text:style-name="P8">4) <text:span text:style-name="T3">Veja quantos caracteres tem o /etc/passwd.</text:span></text:p>
      <text:p text:style-name="P8"/>
      <text:p text:style-name="P9">5) <text:span text:style-name="T4">Crie a base de dados para o locate.</text:span></text:p>
      <text:p text:style-name="P9"/>
      <text:p text:style-name="P10">6) Busque no diretório raiz apenas arquivos vazios.</text:p>
      <text:p text:style-name="P10"/>
      <text:p text:style-name="P11">7) <text:span text:style-name="T5">Busque no diretório raiz apenas diretórios vazios.</text:span></text:p>
      <text:p text:style-name="P11"/>
      <text:p text:style-name="P12">8) <text:span text:style-name="T6">Busque todos arquivos com permissão 777.</text:span></text:p>
      <text:p text:style-name="P12"/>
      <text:p text:style-name="P13">9) <text:span text:style-name="T7">Busque todos arquivos maiores que 10M.</text:span></text:p>
      <text:p text:style-name="P13"/>
      <text:p text:style-name="P14">10) <text:span text:style-name="T8">Busque todos arquivos modificados 20 dias atrá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9:07:46.694335762</dc:date>
    <meta:editing-duration>PT14M15S</meta:editing-duration>
    <meta:editing-cycles>43</meta:editing-cycles>
    <meta:generator>LibreOffice/7.1.1.2$Linux_X86_64 LibreOffice_project/10$Build-2</meta:generator>
    <meta:document-statistic meta:table-count="0" meta:image-count="0" meta:object-count="0" meta:page-count="1" meta:paragraph-count="12" meta:word-count="86" meta:character-count="505" meta:non-whitespace-character-count="429"/>
  </office:meta>
</office:document-meta>
</file>